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Unicode MS1" svg:font-family="'Arial Unicode MS'" style:font-family-generic="swiss"/>
    <style:font-face style:name="Calibri1" svg:font-family="Calibri" style:font-family-generic="swiss"/>
    <style:font-face style:name="Consolas3" svg:font-family="Consolas" style:font-family-generic="swiss"/>
    <style:font-face style:name="Courier1" svg:font-family="Courier" style:font-family-generic="modern" style:font-pitch="variable"/>
    <style:font-face style:name="Liberation Serif2" svg:font-family="'Liberation Serif'" style:font-family-generic="modern" style:font-pitch="variable"/>
    <style:font-face style:name="0" svg:font-family="0" style:font-family-generic="roman" style:font-pitch="variable"/>
    <style:font-face style:name="Calibri" svg:font-family="Calibri" style:font-family-generic="roman" style:font-pitch="variable"/>
    <style:font-face style:name="Consolas2" svg:font-family="Consolas"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onsolas1" svg:font-family="Consolas" style:font-family-generic="swiss" style:font-pitch="variable"/>
    <style:font-face style:name="Consolas" svg:font-family="Consola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Hiragino Kaku Gothic ProN" svg:font-family="'Hiragino Kaku Gothic ProN'" style:font-family-generic="system" style:font-pitch="variable"/>
    <style:font-face style:name="Hiragino Mincho ProN" svg:font-family="'Hiragino Mincho ProN'" style:font-family-generic="system" style:font-pitch="variable"/>
  </office:font-face-decls>
  <office:automatic-styles>
    <style:style style:name="Table1" style:family="table">
      <style:table-properties style:width="6.925in" table:align="margins" fo:background-color="#ccffcc" fo:keep-with-next="always">
        <style:background-image/>
      </style:table-properties>
    </style:style>
    <style:style style:name="Table1.A" style:family="table-column">
      <style:table-column-properties style:column-width="0.8111in" style:rel-column-width="7675*"/>
    </style:style>
    <style:style style:name="Table1.B" style:family="table-column">
      <style:table-column-properties style:column-width="2in" style:rel-column-width="18927*"/>
    </style:style>
    <style:style style:name="Table1.C" style:family="table-column">
      <style:table-column-properties style:column-width="1.5042in" style:rel-column-width="14234*"/>
    </style:style>
    <style:style style:name="Table1.D" style:family="table-column">
      <style:table-column-properties style:column-width="2.6097in" style:rel-column-width="24699*"/>
    </style:style>
    <style:style style:name="Table1.A1" style:family="table-cell">
      <style:table-cell-properties fo:background-color="#ccffcc" fo:padding="0.0382in" fo:border-left="0.05pt solid #000000" fo:border-right="none" fo:border-top="0.05pt solid #000000" fo:border-bottom="none">
        <style:background-image/>
      </style:table-cell-properties>
    </style:style>
    <style:style style:name="Table1.B1" style:family="table-cell">
      <style:table-cell-properties fo:padding="0.0382in" fo:border-left="none" fo:border-right="none" fo:border-top="0.05pt solid #000000" fo:border-bottom="none"/>
    </style:style>
    <style:style style:name="Table1.C1" style:family="table-cell">
      <style:table-cell-properties fo:padding="0.0382in" fo:border-left="none" fo:border-right="none" fo:border-top="0.05pt solid #000000" fo:border-bottom="none"/>
    </style:style>
    <style:style style:name="Table1.D1" style:family="table-cell">
      <style:table-cell-properties fo:padding="0.0382in" fo:border-left="none"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none" fo:border-top="none" fo:border-bottom="0.05pt solid #000000"/>
    </style:style>
    <style:style style:name="Table1.D2" style:family="table-cell">
      <style:table-cell-properties fo:padding="0.0382in" fo:border-left="none" fo:border-right="0.05pt solid #000000" fo:border-top="none" fo:border-bottom="0.05pt solid #000000"/>
    </style:style>
    <style:style style:name="P1" style:family="paragraph" style:parent-style-name="Text_20_body">
      <style:text-properties officeooo:paragraph-rsid="00188469"/>
    </style:style>
    <style:style style:name="P2" style:family="paragraph" style:parent-style-name="Text_20_body">
      <style:text-properties officeooo:paragraph-rsid="0019905a"/>
    </style:style>
    <style:style style:name="P3" style:family="paragraph" style:parent-style-name="Text_20_body">
      <style:text-properties officeooo:paragraph-rsid="001d2e4b"/>
    </style:style>
    <style:style style:name="P4" style:family="paragraph" style:parent-style-name="Text_20_body">
      <style:text-properties officeooo:paragraph-rsid="001e065d"/>
    </style:style>
    <style:style style:name="P5" style:family="paragraph" style:parent-style-name="Text_20_body">
      <style:text-properties officeooo:paragraph-rsid="001f5185"/>
    </style:style>
    <style:style style:name="P6" style:family="paragraph" style:parent-style-name="Text_20_body">
      <style:text-properties officeooo:paragraph-rsid="001ff1e7"/>
    </style:style>
    <style:style style:name="P7" style:family="paragraph" style:parent-style-name="Text_20_body">
      <style:text-properties officeooo:rsid="0023b98e" officeooo:paragraph-rsid="0023b98e"/>
    </style:style>
    <style:style style:name="P8" style:family="paragraph" style:parent-style-name="Text_20_body">
      <style:text-properties officeooo:rsid="00251d43" officeooo:paragraph-rsid="00251d43"/>
    </style:style>
    <style:style style:name="P9" style:family="paragraph" style:parent-style-name="Text_20_body">
      <style:text-properties officeooo:rsid="002839c3" officeooo:paragraph-rsid="002839c3"/>
    </style:style>
    <style:style style:name="P10" style:family="paragraph" style:parent-style-name="Text_20_body">
      <style:text-properties officeooo:rsid="0029ebaf" officeooo:paragraph-rsid="0029ebaf"/>
    </style:style>
    <style:style style:name="P11" style:family="paragraph" style:parent-style-name="Text_20_body">
      <style:text-properties officeooo:rsid="003201ae" officeooo:paragraph-rsid="003201ae"/>
    </style:style>
    <style:style style:name="P12" style:family="paragraph" style:parent-style-name="Text_20_body">
      <style:text-properties officeooo:rsid="003b2f20" officeooo:paragraph-rsid="003b2f20"/>
    </style:style>
    <style:style style:name="P13" style:family="paragraph" style:parent-style-name="Text_20_body">
      <style:text-properties officeooo:rsid="007024ac" officeooo:paragraph-rsid="007024ac"/>
    </style:style>
    <style:style style:name="P14" style:family="paragraph" style:parent-style-name="Text_20_body">
      <loext:graphic-properties draw:fill-image-width="0in" draw:fill-image-height="0in"/>
      <style:paragraph-properties fo:margin-top="0in" fo:margin-bottom="0.0543in" loext:contextual-spacing="false" fo:line-height="100%"/>
      <style:text-properties officeooo:rsid="004ca66f" officeooo:paragraph-rsid="004ca66f"/>
    </style:style>
    <style:style style:name="P15" style:family="paragraph" style:parent-style-name="Standard">
      <style:text-properties officeooo:paragraph-rsid="00188469"/>
    </style:style>
    <style:style style:name="P16" style:family="paragraph" style:parent-style-name="Standard">
      <style:text-properties officeooo:paragraph-rsid="002c3f49"/>
    </style:style>
    <style:style style:name="P17" style:family="paragraph" style:parent-style-name="Standard">
      <style:text-properties officeooo:paragraph-rsid="002d7218"/>
    </style:style>
    <style:style style:name="P18" style:family="paragraph" style:parent-style-name="Standard">
      <style:text-properties style:font-name="Courier"/>
    </style:style>
    <style:style style:name="P19" style:family="paragraph" style:parent-style-name="Standard">
      <style:text-properties officeooo:paragraph-rsid="005ade5a"/>
    </style:style>
    <style:style style:name="P20" style:family="paragraph" style:parent-style-name="Standard">
      <style:text-properties style:font-name="Calibri" fo:font-size="11pt" style:font-size-asian="11pt"/>
    </style:style>
    <style:style style:name="P21" style:family="paragraph" style:parent-style-name="Standard">
      <style:text-properties style:font-name="0" fo:font-size="11pt" style:font-size-asian="11pt"/>
    </style:style>
    <style:style style:name="P22" style:family="paragraph" style:parent-style-name="Heading_20_1">
      <style:text-properties officeooo:paragraph-rsid="00188469"/>
    </style:style>
    <style:style style:name="P23" style:family="paragraph" style:parent-style-name="List_20_Contents" style:list-style-name="L8"/>
    <style:style style:name="P24" style:family="paragraph" style:parent-style-name="List_20_Contents" style:list-style-name="L5"/>
    <style:style style:name="P25" style:family="paragraph" style:parent-style-name="List_20_Contents" style:list-style-name="L4"/>
    <style:style style:name="P26" style:family="paragraph" style:parent-style-name="List_20_Contents" style:list-style-name="L3"/>
    <style:style style:name="P27" style:family="paragraph" style:parent-style-name="List_20_Contents" style:list-style-name="L2"/>
    <style:style style:name="P28" style:family="paragraph" style:parent-style-name="Text_20_body" style:list-style-name="L1">
      <style:text-properties officeooo:paragraph-rsid="00188469"/>
    </style:style>
    <style:style style:name="P29" style:family="paragraph" style:parent-style-name="Text_20_body">
      <style:text-properties fo:font-style="normal" officeooo:rsid="0026968a" officeooo:paragraph-rsid="0026968a" style:font-style-asian="normal" style:font-style-complex="normal"/>
    </style:style>
    <style:style style:name="P30" style:family="paragraph" style:parent-style-name="Text_20_body">
      <style:text-properties officeooo:rsid="0029ebaf" officeooo:paragraph-rsid="0029ebaf"/>
    </style:style>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text-properties officeooo:paragraph-rsid="00372e13"/>
    </style:style>
    <style:style style:name="P34" style:family="paragraph" style:parent-style-name="Text_20_body">
      <style:text-properties officeooo:rsid="00748cd6" officeooo:paragraph-rsid="00844838"/>
    </style:style>
    <style:style style:name="P35" style:family="paragraph" style:parent-style-name="Text_20_body">
      <style:text-properties officeooo:rsid="0085a73a" officeooo:paragraph-rsid="0085a73a"/>
    </style:style>
    <style:style style:name="P36" style:family="paragraph" style:parent-style-name="Text_20_body">
      <style:text-properties officeooo:rsid="0087cb74" officeooo:paragraph-rsid="0087cb74"/>
    </style:style>
    <style:style style:name="P37" style:family="paragraph" style:parent-style-name="Text_20_body">
      <style:text-properties officeooo:rsid="008883ad" officeooo:paragraph-rsid="008883ad"/>
    </style:style>
    <style:style style:name="P38" style:family="paragraph" style:parent-style-name="Text_20_body">
      <style:text-properties officeooo:rsid="008bcc08" officeooo:paragraph-rsid="008bcc08"/>
    </style:style>
    <style:style style:name="P39" style:family="paragraph" style:parent-style-name="Text_20_body">
      <style:text-properties officeooo:rsid="008dea51" officeooo:paragraph-rsid="008bcc08"/>
    </style:style>
    <style:style style:name="P40" style:family="paragraph" style:parent-style-name="Text_20_body" style:list-style-name="L1">
      <style:paragraph-properties fo:margin-top="0in" fo:margin-bottom="0in" loext:contextual-spacing="false"/>
      <style:text-properties officeooo:paragraph-rsid="00188469"/>
    </style:style>
    <style:style style:name="P41" style:family="paragraph" style:parent-style-name="Text_20_body" style:list-style-name="L6">
      <style:paragraph-properties fo:margin-top="0in" fo:margin-bottom="0in" loext:contextual-spacing="false"/>
    </style:style>
    <style:style style:name="P42" style:family="paragraph" style:parent-style-name="Text_20_body" style:list-style-name="L7">
      <style:paragraph-properties fo:margin-top="0in" fo:margin-bottom="0in" loext:contextual-spacing="false"/>
    </style:style>
    <style:style style:name="P43" style:family="paragraph" style:parent-style-name="Standard">
      <style:text-properties officeooo:rsid="002ab6bd" officeooo:paragraph-rsid="002c3f49"/>
    </style:style>
    <style:style style:name="P44" style:family="paragraph" style:parent-style-name="Standard">
      <style:text-properties style:font-name="Courier"/>
    </style:style>
    <style:style style:name="P45" style:family="paragraph" style:parent-style-name="Standard">
      <style:text-properties style:font-name="Consolas2" fo:font-size="11pt" fo:font-style="normal" fo:font-weight="normal" style:font-size-asian="11pt" style:font-style-asian="normal" style:font-weight-asian="normal"/>
    </style:style>
    <style:style style:name="P46" style:family="paragraph" style:parent-style-name="Heading_20_2">
      <style:text-properties officeooo:rsid="00168519" officeooo:paragraph-rsid="00188469"/>
    </style:style>
    <style:style style:name="P47" style:family="paragraph" style:parent-style-name="Heading_20_2">
      <style:text-properties officeooo:rsid="00188469" officeooo:paragraph-rsid="00188469"/>
    </style:style>
    <style:style style:name="P48" style:family="paragraph" style:parent-style-name="Heading_20_2">
      <style:text-properties officeooo:rsid="0019905a" officeooo:paragraph-rsid="0019905a"/>
    </style:style>
    <style:style style:name="P49" style:family="paragraph" style:parent-style-name="Heading_20_2">
      <style:text-properties officeooo:rsid="001ff1e7" officeooo:paragraph-rsid="0019905a"/>
    </style:style>
    <style:style style:name="P50" style:family="paragraph" style:parent-style-name="Heading_20_2">
      <style:text-properties officeooo:rsid="001ff1e7" officeooo:paragraph-rsid="001ff1e7"/>
    </style:style>
    <style:style style:name="P51" style:family="paragraph" style:parent-style-name="Heading_20_2">
      <style:text-properties officeooo:rsid="0021eb80" officeooo:paragraph-rsid="0021eb80"/>
    </style:style>
    <style:style style:name="P52" style:family="paragraph" style:parent-style-name="Heading_20_2">
      <style:text-properties officeooo:rsid="001d2e4b" officeooo:paragraph-rsid="001d2e4b"/>
    </style:style>
    <style:style style:name="P53" style:family="paragraph" style:parent-style-name="Heading_20_2">
      <style:text-properties officeooo:rsid="001f5185" officeooo:paragraph-rsid="001f5185"/>
    </style:style>
    <style:style style:name="P54" style:family="paragraph" style:parent-style-name="Heading_20_3">
      <style:paragraph-properties>
        <style:tab-stops>
          <style:tab-stop style:position="5.811in"/>
        </style:tab-stops>
      </style:paragraph-properties>
      <style:text-properties officeooo:rsid="00188469" officeooo:paragraph-rsid="00188469"/>
    </style:style>
    <style:style style:name="P55" style:family="paragraph" style:parent-style-name="Heading_20_3">
      <style:text-properties officeooo:rsid="00188469" officeooo:paragraph-rsid="00188469"/>
    </style:style>
    <style:style style:name="P56" style:family="paragraph" style:parent-style-name="Heading_20_3">
      <style:text-properties officeooo:rsid="001ff1e7" officeooo:paragraph-rsid="001ff1e7"/>
    </style:style>
    <style:style style:name="P57" style:family="paragraph" style:parent-style-name="Heading_20_3">
      <style:text-properties officeooo:rsid="001e065d" officeooo:paragraph-rsid="001e065d"/>
    </style:style>
    <style:style style:name="P58" style:family="paragraph" style:parent-style-name="Heading_20_3">
      <style:text-properties officeooo:rsid="008883ad" officeooo:paragraph-rsid="008883ad"/>
    </style:style>
    <style:style style:name="P59" style:family="paragraph" style:parent-style-name="Source_20_Code">
      <style:text-properties style:font-name="Consolas1"/>
    </style:style>
    <style:style style:name="T1" style:family="text">
      <style:text-properties fo:font-style="italic" style:font-style-asian="italic" style:font-style-complex="italic"/>
    </style:style>
    <style:style style:name="T2" style:family="text">
      <style:text-properties fo:font-style="italic" officeooo:rsid="003e2c87" style:font-style-asian="italic" style:font-style-complex="italic"/>
    </style:style>
    <style:style style:name="T3" style:family="text">
      <style:text-properties fo:font-style="italic" officeooo:rsid="00411259"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4a5f8" style:font-style-asian="normal" style:font-style-complex="normal"/>
    </style:style>
    <style:style style:name="T6" style:family="text">
      <style:text-properties fo:font-style="normal" officeooo:rsid="0027522d" style:font-style-asian="normal" style:font-style-complex="normal"/>
    </style:style>
    <style:style style:name="T7" style:family="text">
      <style:text-properties fo:font-style="normal" officeooo:rsid="003e2c87" style:font-style-asian="normal" style:font-style-complex="normal"/>
    </style:style>
    <style:style style:name="T8" style:family="text">
      <style:text-properties fo:font-style="normal" officeooo:rsid="00411259" style:font-style-asian="normal" style:font-style-complex="normal"/>
    </style:style>
    <style:style style:name="T9" style:family="text">
      <style:text-properties fo:font-style="normal" officeooo:rsid="00443a2d" style:font-style-asian="normal" style:font-style-complex="normal"/>
    </style:style>
    <style:style style:name="T10" style:family="text">
      <style:text-properties fo:font-style="normal" officeooo:rsid="00803863" style:font-style-asian="normal" style:font-style-complex="normal"/>
    </style:style>
    <style:style style:name="T11" style:family="text">
      <style:text-properties fo:font-style="normal" officeooo:rsid="0087cb74" style:font-style-asian="normal" style:font-style-complex="normal"/>
    </style:style>
    <style:style style:name="T12" style:family="text">
      <style:text-properties fo:font-style="normal" officeooo:rsid="008dea51" style:font-style-asian="normal" style:font-style-complex="normal"/>
    </style:style>
    <style:style style:name="T13" style:family="text">
      <style:text-properties fo:font-style="normal" officeooo:rsid="0096ea4f" style:font-style-asian="normal" style:font-style-complex="normal"/>
    </style:style>
    <style:style style:name="T14" style:family="text">
      <style:text-properties officeooo:rsid="002d7218"/>
    </style:style>
    <style:style style:name="T15" style:family="text">
      <style:text-properties officeooo:rsid="0032d52c"/>
    </style:style>
    <style:style style:name="T16" style:family="text">
      <style:text-properties style:font-name="Consolas1"/>
    </style:style>
    <style:style style:name="T17" style:family="text">
      <style:text-properties style:font-name="Consolas1" fo:background-color="#ccffff" loext:char-shading-value="0"/>
    </style:style>
    <style:style style:name="T18" style:family="text">
      <style:text-properties style:font-name="Consolas1" fo:font-style="normal" fo:background-color="#ccffff" loext:char-shading-value="0" style:font-style-asian="normal" style:font-style-complex="normal"/>
    </style:style>
    <style:style style:name="T19" style:family="text">
      <style:text-properties style:font-name="Consolas1" fo:font-style="normal" officeooo:rsid="003e2c87" fo:background-color="#ccffff" loext:char-shading-value="0" style:font-style-asian="normal" style:font-style-complex="normal"/>
    </style:style>
    <style:style style:name="T20" style:family="text">
      <style:text-properties style:font-name="Consolas1" fo:font-style="normal" officeooo:rsid="00411259" fo:background-color="#ccffff" loext:char-shading-value="0" style:font-style-asian="normal" style:font-style-complex="normal"/>
    </style:style>
    <style:style style:name="T21" style:family="text">
      <style:text-properties style:font-name="Consolas1" fo:font-style="normal" officeooo:rsid="006a32ea" fo:background-color="#ccffff" loext:char-shading-value="0" style:font-style-asian="normal" style:font-style-complex="normal"/>
    </style:style>
    <style:style style:name="T22" style:family="text">
      <style:text-properties style:font-name="Consolas1" officeooo:rsid="004cbf29"/>
    </style:style>
    <style:style style:name="T23" style:family="text">
      <style:text-properties style:font-name="Consolas1" fo:font-size="11pt" fo:font-style="normal" officeooo:rsid="003e2c87" fo:background-color="#ccffff" loext:char-shading-value="0" style:font-size-asian="11pt" style:font-style-asian="normal" style:font-size-complex="11pt" style:font-style-complex="normal"/>
    </style:style>
    <style:style style:name="T24" style:family="text">
      <style:text-properties officeooo:rsid="003d29c3"/>
    </style:style>
    <style:style style:name="T25" style:family="text">
      <style:text-properties officeooo:rsid="003fd3bb"/>
    </style:style>
    <style:style style:name="T26" style:family="text">
      <style:text-properties officeooo:rsid="00457137"/>
    </style:style>
    <style:style style:name="T27" style:family="text">
      <style:text-properties officeooo:rsid="004ca66f"/>
    </style:style>
    <style:style style:name="T28" style:family="text">
      <style:text-properties officeooo:rsid="00505697"/>
    </style:style>
    <style:style style:name="T29" style:family="text">
      <style:text-properties officeooo:rsid="005241e9"/>
    </style:style>
    <style:style style:name="T30" style:family="text">
      <style:text-properties style:font-name="Consolas2"/>
    </style:style>
    <style:style style:name="T31" style:family="text">
      <style:text-properties style:font-name="Consolas2" fo:font-size="12pt" fo:font-style="normal" fo:font-weight="normal" style:font-size-asian="12pt" style:font-style-asian="normal" style:font-weight-asian="normal"/>
    </style:style>
    <style:style style:name="T32" style:family="text">
      <style:text-properties style:font-name="Consolas2" officeooo:rsid="005ade5a"/>
    </style:style>
    <style:style style:name="T33" style:family="text">
      <style:text-properties style:font-name="Consolas2" officeooo:rsid="005ce578"/>
    </style:style>
    <style:style style:name="T34" style:family="text">
      <style:text-properties style:font-name="Consolas2" fo:font-size="11pt" fo:font-style="normal" fo:font-weight="normal" style:font-size-asian="11pt" style:font-style-asian="normal" style:font-weight-asian="normal"/>
    </style:style>
    <style:style style:name="T35" style:family="text">
      <style:text-properties style:font-name="Courier"/>
    </style:style>
    <style:style style:name="T36" style:family="text">
      <style:text-properties style:font-name="Courier" fo:font-size="12pt" fo:font-style="normal" fo:font-weight="normal" style:font-size-asian="12pt" style:font-style-asian="normal" style:font-weight-asian="normal"/>
    </style:style>
    <style:style style:name="T37" style:family="text">
      <style:text-properties officeooo:rsid="0060ffb6"/>
    </style:style>
    <style:style style:name="T38" style:family="text">
      <style:text-properties officeooo:rsid="0062c63d"/>
    </style:style>
    <style:style style:name="T39" style:family="text">
      <style:text-properties officeooo:rsid="006f05cd"/>
    </style:style>
    <style:style style:name="T40" style:family="text">
      <style:text-properties officeooo:rsid="00712cce"/>
    </style:style>
    <style:style style:name="T41" style:family="text">
      <style:text-properties fo:font-weight="bold" officeooo:rsid="00748cd6" style:font-weight-asian="bold" style:font-weight-complex="bold"/>
    </style:style>
    <style:style style:name="T42" style:family="text">
      <style:text-properties officeooo:rsid="00372e13"/>
    </style:style>
    <style:style style:name="T43" style:family="text">
      <style:text-properties style:font-name="Consolas1" officeooo:rsid="008bcc08"/>
    </style:style>
    <style:style style:name="T44" style:family="text">
      <style:text-properties style:font-name="Liberation Serif" officeooo:rsid="008bcc08"/>
    </style:style>
    <style:style style:name="T45" style:family="text">
      <style:text-properties style:font-name="Liberation Serif" fo:font-style="italic" officeooo:rsid="008bcc08" style:font-style-asian="italic" style:font-style-complex="italic"/>
    </style:style>
    <style:style style:name="T46" style:family="text">
      <style:text-properties style:font-name="Liberation Serif" fo:font-style="normal" style:font-style-asian="normal" style:font-style-complex="normal"/>
    </style:style>
    <style:style style:name="T47" style:family="text">
      <style:text-properties style:font-name="Liberation Serif" fo:font-style="normal" officeooo:rsid="008bcc08" style:font-style-asian="normal" style:font-style-complex="normal"/>
    </style:style>
    <style:style style:name="T48" style:family="text">
      <style:text-properties style:font-name="Liberation Serif" fo:font-style="normal" officeooo:rsid="008dea51" style:font-style-asian="normal" style:font-style-complex="normal"/>
    </style:style>
    <style:style style:name="fr1" style:family="graphic" style:parent-style-name="Frame">
      <style:graphic-properties fo:margin-left="0in" fo:margin-right="0in" style:wrap="none" style:vertical-pos="from-top" style:vertical-rel="page" style:horizontal-pos="from-left" style:horizontal-rel="page" fo:padding="0.0598in" fo:border="0.06pt solid #000000" style:shadow="none" draw:shadow-opacity="100%" loext:rel-width-rel="paragraph"/>
    </style:style>
    <style:style style:name="fr2" style:family="graphic" style:parent-style-name="Frame">
      <style:graphic-properties fo:margin-left="0in" fo:margin-right="0in" style:wrap="none" style:vertical-pos="from-top" style:vertical-rel="page" style:horizontal-pos="from-left" style:horizontal-rel="page" draw:fill-image-width="0in" draw:fill-image-height="0in" fo:padding="0.0598in" fo:border="0.06pt solid #000000" style:shadow="none" draw:shadow-opacity="100%" loext:rel-width-rel="paragraph"/>
    </style:style>
    <style:style style:name="fr3" style:family="graphic" style:parent-style-name="Frame">
      <style:graphic-properties fo:margin-left="0in" fo:margin-right="0in" fo:margin-top="0in" fo:margin-bottom="0in" style:vertical-pos="top" style:vertical-rel="baseline" draw:fill-image-width="0in" draw:fill-image-height="0in" fo:padding="0.0598in" fo:border="0.06pt solid #000000" style:shadow="none" draw:shadow-opacity="100%"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space"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draw:frame draw:style-name="fr1" draw:name="Code1" text:anchor-type="page" text:anchor-page-number="2" svg:x="0.7874in" svg:y="2.9646in" svg:width="6.9252in" style:rel-width="100%" draw:z-index="0">
        <draw:text-box fo:min-height="0.2in">
          <text:p text:style-name="Caption">Code 1:</text:p>
          <text:p text:style-name="Source_20_Code"><text:s/><text:span text:style-name="T31">&lt;meta </text:span><text:span text:style-name="T30">charset="utf-8"&gt;</text:span><text:tab/></text:p>
          <text:p text:style-name="Source_20_Code"><text:s/><text:span text:style-name="T31">&lt;meta </text:span><text:span text:style-name="T30">http-equiv="X-UA-Compatible"</text:span><text:tab/><text:span text:style-name="T30">content="IE=edge"&gt;</text:span><text:tab/></text:p>
          <text:p text:style-name="Source_20_Code"><text:s/><text:span text:style-name="T31">&lt;meta </text:span><text:span text:style-name="T30">name="viewport" </text:span><text:tab/><text:span text:style-name="T30">content="width=device-width, initial-scale=1"&gt;</text:span><text:tab/></text:p>
          <text:p text:style-name="Source_20_Code"><text:s/></text:p>
          <text:p text:style-name="Source_20_Code"><text:s/><text:span text:style-name="T31">&lt;link href="css/bootstrap.min.css"</text:span><text:tab/><text:span text:style-name="T30">rel="stylesheet"&gt;</text:span><text:tab/></text:p>
          <text:p text:style-name="Source_20_Code"><text:s/><text:span text:style-name="T31">&lt;link href="css/bootstrap-theme.min.css" rel="stylesheet"&gt;</text:span><text:tab/></text:p>
        </draw:text-box>
      </draw:frame>
      <draw:frame draw:style-name="fr2" draw:name="Code2" text:anchor-type="page" text:anchor-page-number="2" svg:x="0.7874in" svg:y="5.2307in" svg:width="6.9252in" style:rel-width="100%" draw:z-index="1">
        <draw:text-box fo:min-height="0.2in">
          <text:p text:style-name="Caption">Code 2:</text:p>
          <text:p text:style-name="Source_20_Code"><text:s/><text:span text:style-name="T34">&lt;script src="https://ajax.googleapis.com/ajax/libs/jquery/1.11.3/jquery.min.js"&gt;</text:span></text:p>
          <text:p text:style-name="Source_20_Code"><text:s/><text:span text:style-name="T34">&lt;/script&gt; </text:span></text:p>
          <text:p text:style-name="Source_20_Code"><text:s/></text:p>
          <text:p text:style-name="Source_20_Code"><text:s/><text:span text:style-name="T34">&lt;!-- </text:span></text:p>
          <text:p text:style-name="Source_20_Code"><text:s/><text:span text:style-name="T34"><text:s text:c="2"/>Include all compiled plugins (below), or include individual files as needed </text:span></text:p>
          <text:p text:style-name="Source_20_Code"><text:s/><text:span text:style-name="T34">--&gt; </text:span></text:p>
          <text:p text:style-name="Source_20_Code"><text:s/><text:span text:style-name="T34">&lt;script src="js/bootstrap.min.js"&gt;&lt;/script&gt; </text:span></text:p>
        </draw:text-box>
      </draw:frame>
      <text:section text:style-name="Sect1" text:name="Topic 01 - Introduction to Bootstrap">
        <text:h text:style-name="P22" text:outline-level="1">Introduction to Bootstrap: Objectives and Outcomes</text:h>
        <text:p text:style-name="P1">In this lesson, you will be given a quick overview of front-end UI frameworks, and an introduction to Bootstrap. The exercises will introduce you to getting started with Bootstrap for your web project. At the end of this lesson, you will be able to:</text:p>
        <text:list xml:id="list5347467771477112195" text:style-name="L1">
          <text:list-item>
            <text:p text:style-name="P40">Identify the purpose of using front-end UI frameworks in web design and development</text:p>
          </text:list-item>
          <text:list-item>
            <text:p text:style-name="P40">Set up a project with Bootstrap support</text:p>
          </text:list-item>
          <text:list-item>
            <text:p text:style-name="P40">Configure a web project to use Bootstrap</text:p>
          </text:list-item>
          <text:list-item>
            <text:p text:style-name="P28">Become familiar with the basic features of Bootstrap</text:p>
          </text:list-item>
        </text:list>
        <text:p text:style-name="P15"/>
        <text:h text:style-name="P46" text:outline-level="2">Introduction to Bootstrap</text:h>
        <text:p text:style-name="P7">Bootstrap is a UI framework. A UI framework, in general, is a <text:span text:style-name="T1">collection of templates (html, css, js)</text:span><text:span text:style-name="T4"> </text:span><text:span text:style-name="T1">for UI components</text:span><text:span text:style-name="T4">. Possible components include forms, buttons, tables, nav bars, dropdowns, alerts, tabs, modals, accordions, carousels, </text:span><text:span text:style-name="T5">and typography.</text:span></text:p>
        <text:p text:style-name="P8"><text:span text:style-name="T5">F</text:span><text:span text:style-name="T4">rameworks make it easy to </text:span><text:span text:style-name="T6">do</text:span><text:span text:style-name="T4"> </text:span><text:span text:style-name="T1">responsive web design</text:span><text:span text:style-name="T4">, which is the ability of a website to adapt to many devices/ screen sizes/ resolutions/ connection speeds/ etc. Frameworks also handle cross-browser compatibility, and speed production by abstracting many low-level details.</text:span></text:p>
        <text:p text:style-name="P29">At the present time (2016), the trend is to design for mobile first, then adapt to larger screen sizes.</text:p>
        <text:p text:style-name="P9">Bootstrap has/does everything in the previous three paragraphs.</text:p>
        <text:h text:style-name="P46" text:outline-level="2">Getting Started with Bootstrap</text:h>
        <text:p text:style-name="List_20_Heading">There are 3 ways to use boostrap</text:p>
        <text:list xml:id="list6118801644041021980" text:style-name="L2">
          <text:list-item>
            <text:p text:style-name="P27">Download <text:s/>&amp; install the minified files from <text:a xlink:type="simple" xlink:href="http://getbootstrap.com/" text:style-name="Internet_20_link" text:visited-style-name="Visited_20_Internet_20_Link">http://getbootstrap.com</text:a></text:p>
          </text:list-item>
          <text:list-item>
            <text:p text:style-name="P27">Obtain the source in Less or Sass preprocessor format</text:p>
          </text:list-item>
          <text:list-item>
            <text:p text:style-name="P27">Link to the Bootstrap CDN (content distribution network) in your document</text:p>
          </text:list-item>
          <text:list-item>
            <text:p text:style-name="P27">Sources for all: <text:s/><text:a xlink:type="simple" xlink:href="http://getbootstrap.com/getting-started/#download" text:style-name="Internet_20_link" text:visited-style-name="Visited_20_Internet_20_Link">http://getbootstrap.com/getting-started/#download</text:a></text:p>
          </text:list-item>
        </text:list>
        <text:p text:style-name="P10"/>
        <text:p text:style-name="P10">When using method 1, the directory tree will look like this <text:span text:style-name="T14">(Table 1)</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bootstrap/</text:p>
            </table:table-cell>
            <table:table-cell table:style-name="Table1.B1" office:value-type="string">
              <text:p text:style-name="Table_20_Contents"/>
            </table:table-cell>
            <table:table-cell table:style-name="Table1.C1" office:value-type="string">
              <text:p text:style-name="Table_20_Contents"/>
            </table:table-cell>
            <table:table-cell table:style-name="Table1.D1"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P16">css/</text:p>
              <text:p text:style-name="P43">– – bootstrap.css</text:p>
              <text:p text:style-name="P43">– – bootstrap.min.css</text:p>
              <text:p text:style-name="P43">– – bootstrap-theme.css</text:p>
              <text:p text:style-name="P43">– – bootstrap-theme.min.css</text:p>
            </table:table-cell>
            <table:table-cell table:style-name="Table1.C2" office:value-type="string">
              <text:p text:style-name="P16">js/</text:p>
              <text:p text:style-name="P43">– – bootstrap.min.js</text:p>
              <text:p text:style-name="P43">– – bootstrap.min.js</text:p>
            </table:table-cell>
            <table:table-cell table:style-name="Table1.D2" office:value-type="string">
              <text:p text:style-name="P17">fonts/</text:p>
              <text:p text:style-name="P17">– – <text:span text:style-name="T14">glyphicons-halflings-regular.eot</text:span></text:p>
              <text:p text:style-name="P17">– – <text:span text:style-name="T14">glyphicons-halflings-regular.svg</text:span></text:p>
              <text:p text:style-name="P17">– – <text:span text:style-name="T14">glyphicons-halflings-regular.ttf</text:span></text:p>
              <text:p text:style-name="P17">– – <text:span text:style-name="T14">glyphicons-halflings-regular.woff</text:span></text:p>
            </table:table-cell>
          </table:table-row>
        </table:table>
        <text:p text:style-name="Table">Table <text:sequence text:ref-name="refTable0" text:name="Table" text:formula="ooow:Table+1" style:num-format="1">1</text:sequence> </text:p>
        <text:p text:style-name="P11"><text:soft-page-break/>Once the Bootstrap .zip has been extracted, <text:span text:style-name="T15">reference the files by including these lines in the html &lt;head&gt;:</text:span></text:p>
        <text:p text:style-name="P33"><text:span text:style-name="T42">and these lines at the end of the html &lt;body&gt; (href and src attributes assume a full path to the bootstrap directory</text:span></text:p>
        <text:p text:style-name="Text_20_body">Bootstrap uses a global, fixed width <text:span text:style-name="T17">&lt;div class=“container”&gt;&lt;/div&gt;</text:span>, just inside the &lt;body&gt;, to define screen widths for <text:span text:style-name="T25">different devices</text:span>. <text:span text:style-name="T24">Full width containers are available with the </text:span><text:span text:style-name="T2">container-fluid</text:span><text:span text:style-name="T7"> class. </text:span><text:span text:style-name="T8">Other bootstr</text:span><text:span text:style-name="T10">a</text:span><text:span text:style-name="T8">p classes include </text:span><text:span text:style-name="T3">row</text:span><text:span text:style-name="T8">, </text:span><text:span text:style-name="T3">column</text:span><text:span text:style-name="T8">, </text:span><text:span text:style-name="T3">jumbotron</text:span></text:p>
        <text:p text:style-name="Text_20_body"><text:span text:style-name="T7">B</text:span><text:span text:style-name="T4">ootstrap lays out items in a grid </text:span><text:span text:style-name="T9">of container divs</text:span><text:span text:style-name="T4">. In order for the grid system to work, divs with the appropriate classes must </text:span><text:span text:style-name="T9">be used</text:span></text:p>
        <text:list xml:id="list3457615501131038927" text:style-name="L3">
          <text:list-item>
            <text:p text:style-name="P26">&lt;div class=“container”&gt;&lt;/div&gt;</text:p>
            <text:list>
              <text:list-item>
                <text:p text:style-name="P26">directly inside the &lt;body&gt; tag</text:p>
              </text:list-item>
              <text:list-item>
                <text:p text:style-name="P26">fixed width</text:p>
              </text:list-item>
            </text:list>
          </text:list-item>
          <text:list-item>
            <text:p text:style-name="P26"><text:span text:style-name="T19">&lt;div class=“</text:span><text:span text:style-name="T20">row</text:span><text:span text:style-name="T19">”&gt;&lt;/div&gt;</text:span></text:p>
            <text:list>
              <text:list-item>
                <text:p text:style-name="P26">groups information into horizontal <text:span text:style-name="T26">collections</text:span></text:p>
              </text:list-item>
              <text:list-item>
                <text:p text:style-name="P26">rows must always be inside containers</text:p>
              </text:list-item>
            </text:list>
          </text:list-item>
          <text:list-item>
            <text:p text:style-name="P26"><text:span text:style-name="T19">&lt;div class=“</text:span><text:span text:style-name="T20">column</text:span><text:span text:style-name="T19">”&gt;&lt;/div&gt;</text:span></text:p>
            <text:list>
              <text:list-item>
                <text:p text:style-name="P26"><text:span text:style-name="T7">a</text:span><text:span text:style-name="T4">sdf</text:span></text:p>
              </text:list-item>
            </text:list>
          </text:list-item>
          <text:list-item>
            <text:p text:style-name="P26"><text:span text:style-name="T19">&lt;div class=“</text:span><text:span text:style-name="T20">jumbotron</text:span><text:span text:style-name="T19">”&gt;&lt;/div&gt;</text:span></text:p>
            <text:list>
              <text:list-item>
                <text:p text:style-name="P26"><text:span text:style-name="T7">u</text:span><text:span text:style-name="T4">sed for showcasing content</text:span></text:p>
              </text:list-item>
              <text:list-item>
                <text:p text:style-name="P26"><text:span text:style-name="T7">cr</text:span><text:span text:style-name="T4">eates a gray-background banner inside the global fixed-width container div</text:span></text:p>
              </text:list-item>
              <text:list-item>
                <text:p text:style-name="P26">place jumbotron outside the container to span entire page</text:p>
              </text:list-item>
            </text:list>
          </text:list-item>
        </text:list>
        <text:p text:style-name="P12"/>
        <text:h text:style-name="P54" text:outline-level="3"><text:soft-page-break/>Setting Up a Development Environment</text:h>
        <text:p text:style-name="P13">Consider using <text:a xlink:type="simple" xlink:href="http://www.sublimetext.com/" text:style-name="Internet_20_link" text:visited-style-name="Visited_20_Internet_20_Link"><text:span text:style-name="T40">Sublime Text</text:span></text:a><text:span text:style-name="T40"> or </text:span><text:a xlink:type="simple" xlink:href="http://brackets.io/" text:style-name="Internet_20_link" text:visited-style-name="Visited_20_Internet_20_Link"><text:span text:style-name="T40">Brackets</text:span></text:a><text:span text:style-name="T40"> as an editor. </text:span><text:a xlink:type="simple" xlink:href="https://netbeans.org/downloads/" text:style-name="Internet_20_link" text:visited-style-name="Visited_20_Internet_20_Link"><text:span text:style-name="T40">Netbeans</text:span></text:a><text:span text:style-name="T40"> also has an HTML5/JavaScript bundle.</text:span></text:p>
        <text:list xml:id="list8510697723917598651" text:style-name="L4">
          <text:list-item>
            <text:p text:style-name="P25">Create Project Directory</text:p>
            <text:list>
              <text:list-item>
                <text:p text:style-name="P25">Create a folder called <text:span text:style-name="T19">conFusion</text:span>. This will be the parent directory for the <text:span text:style-name="T1">conFusion</text:span> website.</text:p>
              </text:list-item>
            </text:list>
          </text:list-item>
          <text:list-item>
            <text:p text:style-name="P25">Download <text:span text:style-name="T29">the</text:span> Bootstrap <text:span text:style-name="T29">Files</text:span></text:p>
            <text:list>
              <text:list-item>
                <text:p text:style-name="P25">Download &amp; <text:span text:style-name="T28">c</text:span>opy the Bootstrap .zip into the Project Directory <text:span text:style-name="T22">conFusion/ </text:span><text:span text:style-name="T27">from </text:span><text:a xlink:type="simple" xlink:href="http://getbootstrap.com/getting-started/#download" text:style-name="Internet_20_link" text:visited-style-name="Visited_20_Internet_20_Link"><text:span text:style-name="T27">http://getbootstrap.com/getting-started/#download</text:span></text:a></text:p>
              </text:list-item>
            </text:list>
          </text:list-item>
          <text:list-item>
            <text:p text:style-name="P25">Move Bootstrap Folders into Project Folder</text:p>
            <text:list>
              <text:list-item>
                <text:p text:style-name="P25">Move <text:span text:style-name="T16">css/</text:span>, <text:span text:style-name="T16">fonts/</text:span>, and <text:span text:style-name="T16">js/</text:span> into from <text:span text:style-name="T16">bootstrap-x.x.x-dist/</text:span> into <text:span text:style-name="T16">conFusion/</text:span>.</text:p>
              </text:list-item>
            </text:list>
          </text:list-item>
          <text:list-item>
            <text:p text:style-name="P25">Download the project HTML template</text:p>
            <text:list>
              <text:list-item>
                <text:p text:style-name="P25">Download into <text:span text:style-name="T22">conFusion/</text:span> from <text:a xlink:type="simple" xlink:href="https://d396qusza40orc.cloudfront.net/phoenixassets/web-frameworks/index.html" text:style-name="Internet_20_link" text:visited-style-name="Visited_20_Internet_20_Link">https://d396qusza40orc.cloudfront.net/phoenixassets/web-frameworks/index.html</text:a> </text:p>
              </text:list-item>
            </text:list>
          </text:list-item>
        </text:list>
        <text:h text:style-name="P55" text:outline-level="3">Exercise 1 – Getting Started with Bootstrap</text:h>
        <text:p text:style-name="P34">Apply basic styling with Bootstrap classes: <text:span text:style-name="T23">conFusion/Exercise_Instructions_Getting_Started_with_Bootstrap.html.maff</text:span></text:p>
        <text:p text:style-name="List_20_Heading">In the HTML File <text:span text:style-name="T41">Ristorante Con Fusion.html</text:span></text:p>
        <text:list xml:id="list996488975001603823" text:style-name="L5">
          <text:list-item>
            <text:p text:style-name="P24">Add the Required Tags</text:p>
            <text:list>
              <text:list-item>
                <text:p text:style-name="P24">Add meta tags and css links to head (see example)</text:p>
              </text:list-item>
              <text:list-item>
                <text:p text:style-name="P24">Add javascript links at end of body</text:p>
              </text:list-item>
            </text:list>
          </text:list-item>
          <text:list-item>
            <text:p text:style-name="P24">Add the container class</text:p>
            <text:list>
              <text:list-item>
                <text:p text:style-name="P24"><text:span text:style-name="T37"><text:s/></text:span><text:span text:style-name="T19">&lt;div class=“container”&gt;&lt;/div&gt;</text:span> <text:span text:style-name="T38">&lt;/header&gt; and &lt;footer&gt;</text:span></text:p>
              </text:list-item>
              <text:list-item>
                <text:p text:style-name="P24">(this creates <text:span text:style-name="T1">de facto</text:span> margins around the main content)</text:p>
              </text:list-item>
            </text:list>
          </text:list-item>
          <text:list-item>
            <text:p text:style-name="P24">Group content into 3 rows</text:p>
            <text:list>
              <text:list-item>
                <text:p text:style-name="P24"><text:span text:style-name="T19">&lt;div class=“row”&gt;&lt;/div&gt;</text:span> around the 3 major content groups</text:p>
              </text:list-item>
            </text:list>
          </text:list-item>
          <text:list-item>
            <text:p text:style-name="P24">Prepare the header</text:p>
            <text:list>
              <text:list-item>
                <text:p text:style-name="P24"><text:s/><text:span text:style-name="T18">&lt;header class=“jumbotron”&gt;</text:span></text:p>
              </text:list-item>
              <text:list-item>
                <text:p text:style-name="P24"><text:s/><text:span text:style-name="T19">&lt;div class=“</text:span><text:span text:style-name="T18">container</text:span><text:span text:style-name="T19">”&gt;&lt;/div&gt;</text:span> to first div inside &lt;header&gt;</text:p>
              </text:list-item>
              <text:list-item>
                <text:p text:style-name="P24"><text:s/><text:span text:style-name="T19">&lt;div class=“</text:span><text:span text:style-name="T18">row</text:span><text:span text:style-name="T19">”&gt;&lt;/div&gt;</text:span> to first div inside container</text:p>
              </text:list-item>
            </text:list>
          </text:list-item>
          <text:list-item>
            <text:p text:style-name="P24">Prepare the footer</text:p>
            <text:list>
              <text:list-item>
                <text:p text:style-name="P24"><text:s/><text:span text:style-name="T19">&lt;div class=“</text:span><text:span text:style-name="T21">container</text:span><text:span text:style-name="T19">”&gt;&lt;/div&gt;</text:span> <text:span text:style-name="T39">to first div inside &lt;footer&gt;</text:span></text:p>
              </text:list-item>
              <text:list-item>
                <text:p text:style-name="P24"><text:s/><text:span text:style-name="T19">&lt;div class=“</text:span><text:span text:style-name="T21">row</text:span><text:span text:style-name="T19">”&gt;&lt;/div&gt;</text:span> <text:span text:style-name="T39">to first div inside container</text:span></text:p>
              </text:list-item>
            </text:list>
          </text:list-item>
        </text:list>
        <text:p text:style-name="P14"/>
        <text:h text:style-name="P47" text:outline-level="2">Additional Resources</text:h>
        <text:p text:style-name="P1"/>
        <text:p text:style-name="P1"/>
      </text:section>
      <text:section text:style-name="Sect1" text:name="Topic 02 - Responsive Design &amp; Bootstrap Grid System">
        <text:h text:style-name="Heading_20_1" text:outline-level="1"><text:soft-page-break/>Responsive Design and Bootstrap Grid System: Objectives and Outcomes</text:h>
        <text:p text:style-name="Text_20_body">In this lesson, you will be given an overview of responsive web design and an introduction to the Bootstrap grid system. The exercises will concentrate on enhancing your web project using the Bootstrap grid in order to make it responsive. At the end of this lesson, you will be able to:</text:p>
        <text:list xml:id="list6701298762294566628" text:style-name="L6">
          <text:list-item>
            <text:p text:style-name="P41">Understand the reasons for using responsive web design in a web project</text:p>
          </text:list-item>
          <text:list-item>
            <text:p text:style-name="P41">Use the Bootstrap grid system to design responsive websites</text:p>
          </text:list-item>
          <text:list-item>
            <text:p text:style-name="P31">Add your own custom CSS classes to a Bootstrap based web project</text:p>
          </text:list-item>
        </text:list>
        <text:p text:style-name="Text_20_body"/>
        <text:h text:style-name="P48" text:outline-level="2">Responsive Design</text:h>
        <text:p text:style-name="P35">A responsive website automatically adapts its layout to many different screen sizes. It does this via the <text:span text:style-name="T1">viewport</text:span><text:span text:style-name="T4"> property of a device. </text:span><text:span text:style-name="T11">Functionally this means that the page will move/resize/show/hide elements based on viewing screen.</text:span></text:p>
        <text:p text:style-name="P36"><text:span text:style-name="T4">Responsive design requires 3 capabilities from a UI framework:</text:span></text:p>
        <text:list xml:id="list8882962224217754268" text:style-name="L8">
          <text:list-item>
            <text:p text:style-name="P23"><text:span text:style-name="T4">A grid system</text:span></text:p>
          </text:list-item>
          <text:list-item>
            <text:p text:style-name="P23"><text:span text:style-name="T4">Fluid image support</text:span></text:p>
          </text:list-item>
          <text:list-item>
            <text:p text:style-name="P23"><text:span text:style-name="T4">Media query support</text:span></text:p>
          </text:list-item>
        </text:list>
        <text:h text:style-name="P58" text:outline-level="3">Media Queries</text:h>
        <text:p text:style-name="P37">A media query is a css query using the <text:span text:style-name="T43">@media</text:span><text:span text:style-name="T44"> attribute. Using this attribute, a browser can query a device's </text:span><text:span text:style-name="T45">viewport</text:span><text:span text:style-name="T47"> property to find the device's screen size (in pixels??). Then, it can render the page based on css style rules pertaining to that specific screen size, using a syntax like this</text:span></text:p>
        <text:p text:style-name="P39"><text:span text:style-name="T46"><draw:frame draw:style-name="fr3" draw:name="Code3" text:anchor-type="as-char" svg:width="6.9252in" style:rel-width="100%" draw:z-index="2"><draw:text-box fo:min-height="0.2in"><text:p text:style-name="Caption">Code 3:</text:p><text:p text:style-name="P59"><text:span text:style-name="T4">@media screen and </text:span><text:span text:style-name="T12">(</text:span><text:span text:style-name="T4">min-width:600px</text:span><text:span text:style-name="T12">) {</text:span></text:p><text:p text:style-name="P59"><text:span text:style-name="T12"><text:tab/>/* CSS styles customized for this (desktop) screen size*/</text:span></text:p><text:p text:style-name="P59"><text:span text:style-name="T12"><text:tab/>.</text:span><text:span text:style-name="T13">container{width: 585px} <text:s/>/*for example*/</text:span></text:p><text:p text:style-name="P59"><text:span text:style-name="T4">}</text:span></text:p></draw:text-box></draw:frame></text:span></text:p>
        <text:h text:style-name="P49" text:outline-level="2">The Bootstrap Grid System</text:h>
        <text:p text:style-name="P2"/>
        <text:h text:style-name="P56" text:outline-level="3">Exercise 2 – Responsive Design &amp; Grid Systems</text:h>
        <text:p text:style-name="P6"/>
        <text:h text:style-name="P50" text:outline-level="2">Quiz 2 – Responsive Design &amp; Grid Systems</text:h>
        <text:p text:style-name="P6"/>
        <text:h text:style-name="P51" text:outline-level="2"><text:soft-page-break/>Additional Resources</text:h>
      </text:section>
      <text:h text:style-name="Heading_20_1" text:outline-level="1"/>
      <text:section text:style-name="Sect1" text:name="Topic 03 - Navigation &amp; Navigation Bars">
        <text:h text:style-name="Heading_20_1" text:outline-level="1">Navigation and Navigation Bar: Objectives and Outcomes</text:h>
        <text:p text:style-name="Text_20_body">In this lesson, you will be given an overview of navigation design and the importance of providing appropriate navigation support within your website. You will learn about support for navigation design elements available in Bootstrap, including the Navbar and Breadcrumbs. Other navigation aids will be covered in subsequent modules. In addition, the use of icon fonts in web page design will be covered. The exercises will concentrate on adding a responsive navigation bar to the website. At the end of this lesson, you will be able to:</text:p>
        <text:list xml:id="list6469435809893953420" text:style-name="L7">
          <text:list-item>
            <text:p text:style-name="P42">Understand the need for navigation support in a web project</text:p>
          </text:list-item>
          <text:list-item>
            <text:p text:style-name="P42">Use the Bootstrap navigation features including the Navbar and breadcrumbs in providing navigation support in websites</text:p>
          </text:list-item>
          <text:list-item>
            <text:p text:style-name="P32">Use icon fonts for decorating your website with meaningful graphical elements</text:p>
          </text:list-item>
        </text:list>
        <text:p text:style-name="Text_20_body"/>
        <text:h text:style-name="P52" text:outline-level="2">Navigation and Navigation Bars</text:h>
        <text:p text:style-name="P3"/>
        <text:p text:style-name="P3"/>
        <text:h text:style-name="P52" text:outline-level="2">The Bootstrap NavBar</text:h>
        <text:p text:style-name="P3"/>
        <text:h text:style-name="Heading_20_2" text:outline-level="2">Icon Fonts</text:h>
        <text:p text:style-name="Text_20_body"/>
        <text:h text:style-name="P57" text:outline-level="3">Exercise 3 – Navbar</text:h>
        <text:p text:style-name="P4"/>
        <text:h text:style-name="P53" text:outline-level="2">Quiz 3 – Navigation Bars</text:h>
        <text:p text:style-name="P5"/>
        <text:h text:style-name="P53" text:outline-level="2">Additional Resources</text:h>
      </text:section>
      <text:p text:style-name="Text_20_body"/>
      <text:p text:style-name="P1"/>
      <text:p text:style-name="P15"><text:soft-page-break/><text:span text:style-name="T31">&lt;meta</text:span><text:span text:style-name="T35"><text:tab/></text:span><text:span text:style-name="T30">charset="u</text:span><text:span text:style-name="T33">tf</text:span><text:span text:style-name="T30">-8"&gt;</text:span><text:span text:style-name="T35"><text:tab/></text:span></text:p>
      <text:p text:style-name="Standard"><text:span text:style-name="T31">&lt;meta</text:span><text:span text:style-name="T35"><text:tab/></text:span><text:span text:style-name="T30">h@p-equiv="X-UA-Compatible"</text:span><text:span text:style-name="T35"><text:tab/></text:span><text:span text:style-name="T30">content="IE=edge"&gt;</text:span><text:span text:style-name="T35"><text:tab/></text:span></text:p>
      <text:p text:style-name="P19"><text:span text:style-name="T31">&lt;meta</text:span><text:span text:style-name="T35"><text:tab/></text:span><text:span text:style-name="T30">name="viewport" </text:span><text:span text:style-name="T35"><text:tab/></text:span><text:span text:style-name="T30">content="width=device-width, initial-scale=</text:span><text:span text:style-name="T32">1"</text:span><text:span text:style-name="T30">&gt;</text:span><text:span text:style-name="T35"><text:tab/></text:span></text:p>
      <text:p text:style-name="P18"/>
      <text:p text:style-name="Standard"><text:span text:style-name="T36">&lt;link href="css/bootstrap.min.css"</text:span><text:span text:style-name="T35"><text:tab/>rel="stylesheet"&gt;<text:tab/></text:span></text:p>
      <text:p text:style-name="Standard"><text:span text:style-name="T36">&lt;link href="css/bootstrap-theme.min.css" rel="stylesheet"&gt;</text:span><text:span text:style-name="T35"><text:tab/></text:span></text:p>
      <text:p text:style-name="P18"/>
      <text:p text:style-name="P45">&lt;script src="https://ajax.googleapis.com/ajax/libs/jquery/1.11.3/jquery.min.js"&gt;</text:p>
      <text:p text:style-name="P45">&lt;/script&gt; </text:p>
      <text:p text:style-name="P20"/>
      <text:p text:style-name="P45">&lt;!-- </text:p>
      <text:p text:style-name="P45"><text:s text:c="2"/>Include all compiled plugins (below), or include individual files as needed </text:p>
      <text:p text:style-name="P45">--&gt; </text:p>
      <text:p text:style-name="P45">&lt;script src="js/bootstrap.min.js"&gt;&lt;/script&gt; </text:p>
      <text:p text:style-name="P21"/>
      <text:p text:style-name="P18"/>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Unicode MS1" svg:font-family="'Arial Unicode MS'" style:font-family-generic="swiss"/>
    <style:font-face style:name="Calibri1" svg:font-family="Calibri" style:font-family-generic="swiss"/>
    <style:font-face style:name="Consolas3" svg:font-family="Consolas" style:font-family-generic="swiss"/>
    <style:font-face style:name="Courier1" svg:font-family="Courier" style:font-family-generic="modern" style:font-pitch="variable"/>
    <style:font-face style:name="Liberation Serif2" svg:font-family="'Liberation Serif'" style:font-family-generic="modern" style:font-pitch="variable"/>
    <style:font-face style:name="0" svg:font-family="0" style:font-family-generic="roman" style:font-pitch="variable"/>
    <style:font-face style:name="Calibri" svg:font-family="Calibri" style:font-family-generic="roman" style:font-pitch="variable"/>
    <style:font-face style:name="Consolas2" svg:font-family="Consolas"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onsolas1" svg:font-family="Consolas" style:font-family-generic="swiss" style:font-pitch="variable"/>
    <style:font-face style:name="Consolas" svg:font-family="Consola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Hiragino Kaku Gothic ProN" svg:font-family="'Hiragino Kaku Gothic ProN'" style:font-family-generic="system" style:font-pitch="variable"/>
    <style:font-face style:name="Hiragino Mincho ProN" svg:font-family="'Hiragino Mincho ProN'" style:font-family-generic="system" style:font-pitch="variable"/>
  </office:font-face-decls>
  <office:styles>
    <draw:gradient draw:name="Tango_20_Green" draw:display-name="Tango Green" draw:style="linear" draw:start-color="#8ae234" draw:end-color="#4e9a06" draw:start-intensity="100%" draw:end-intensity="100%" draw:angle="300" draw:border="0%"/>
    <draw:gradient draw:name="Tango_20_Red" draw:display-name="Tango Red" draw:style="linear" draw:start-color="#ef2929" draw:end-color="#a40000" draw:start-intensity="100%" draw:end-intensity="100%" draw:angle="3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Hiragino Mincho ProN"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Hiragino Mincho ProN"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Hiragino Kaku Gothic ProN" style:font-family-asian="'Hiragino Kaku Gothic ProN'"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Hiragino Mincho ProN" style:font-family-asian="'Hiragino Mincho Pro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Code" style:display-name="Source Code" style:family="paragraph" style:parent-style-name="Text_20_body" style:master-page-name="">
      <style:graphic-properties draw:fill="solid" draw:fill-color="#ccffff" draw:opacity="50%" draw:fill-image-width="0in" draw:fill-image-height="0in"/>
      <style:paragraph-properties fo:margin-top="0in" fo:margin-bottom="0in" loext:contextual-spacing="false" fo:line-height="100%" style:page-number="auto" fo:background-color="#ccffff" style:shadow="none"/>
      <style:text-properties style:font-name="Consolas" fo:font-family="Consolas" style:font-style-name="Regular" style:font-family-generic="swiss" style:font-pitch="variable" fo:font-size="11pt" officeooo:rsid="003b2f20" style:font-size-asian="10.5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31T07:59:29.858564000</meta:creation-date>
    <dc:date>2016-01-02T01:31:19.060925000</dc:date>
    <meta:editing-duration>P1DT6H25M51S</meta:editing-duration>
    <meta:editing-cycles>58</meta:editing-cycles>
    <meta:generator>LibreOffice/4.4.3.2$MacOSX_X86_64 LibreOffice_project/88805f81e9fe61362df02b9941de8e38a9b5fd16</meta:generator>
    <meta:document-statistic meta:table-count="1" meta:image-count="0" meta:object-count="0" meta:page-count="6" meta:paragraph-count="138" meta:word-count="1122" meta:character-count="7977" meta:non-whitespace-character-count="6967"/>
  </office:meta>
</office:document-meta>
</file>